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Preformatted_20_Text">
      <style:text-properties officeooo:rsid="000afe86" officeooo:paragraph-rsid="000afe86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officeooo:rsid="000afe86" officeooo:paragraph-rsid="000afe86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officeooo:rsid="000afe86" officeooo:paragraph-rsid="000afe86"/>
    </style:style>
    <style:style style:name="P4" style:family="paragraph" style:parent-style-name="Preformatted_20_Text">
      <style:text-properties officeooo:paragraph-rsid="000afe86"/>
    </style:style>
    <style:style style:name="T1" style:family="text">
      <style:text-properties officeooo:rsid="000af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RECTORY:</text:p>
      <text:p text:style-name="P1"/>
      <text:p text:style-name="P1">/STRINGMANIPULATION/</text:p>
      <text:p text:style-name="P1">/main.py</text:p>
      <text:p text:style-name="P1">/strlib/</text:p>
      <text:p text:style-name="P1"><text:tab/> <text:s/>/__init__.py</text:p>
      <text:p text:style-name="P1"><text:tab/> <text:s/>/ascii.py</text:p>
      <text:p text:style-name="P1"><text:tab/> <text:s/>/atoi.py</text:p>
      <text:p text:style-name="P1"><text:tab/> <text:s/>/case.py</text:p>
      <text:p text:style-name="P1"><text:tab/> <text:s/>/charfq.py</text:p>
      <text:p text:style-name="P1"><text:tab/> <text:s/>/palindrome.py</text:p>
      <text:p text:style-name="P1"><text:tab/> <text:s/>/search.py</text:p>
      <text:p text:style-name="P1"><text:tab/> <text:s/>/stdname.py</text:p>
      <text:p text:style-name="P4"><text:span text:style-name="T1"><text:tab/> <text:s/>/truncate.py</text:span></text:p>
      <text:p text:style-name="P4"/>
      <text:p text:style-name="P4"><text:span text:style-name="T1">ALL THE OUTPUTS ARE IMPLIMENTED IN THE MAIN FILE AND ARE NOT INTERPRETATION OF THE CORRESPONDING MODULES</text:span></text:p>
      <text:p text:style-name="Preformatted_20_Text"/>
      <text:p text:style-name="P1">#CONTENTS OF ‘main.py’</text:p>
      <text:p text:style-name="Preformatted_20_Text">import strlib</text:p>
      <text:p text:style-name="Preformatted_20_Text">while True:</text:p>
      <text:p text:style-name="Preformatted_20_Text"><text:tab/>print('''1. Check Palindrome</text:p>
      <text:p text:style-name="Preformatted_20_Text">2. Standard name format</text:p>
      <text:p text:style-name="Preformatted_20_Text">3. Character Frequency</text:p>
      <text:p text:style-name="Preformatted_20_Text">4. find and replace word</text:p>
      <text:p text:style-name="Preformatted_20_Text">5. case change</text:p>
      <text:p text:style-name="Preformatted_20_Text">6. truncate space (remove extra spaces)</text:p>
      <text:p text:style-name="Preformatted_20_Text">7. ASCII converion</text:p>
      <text:p text:style-name="Preformatted_20_Text">8. Anagram</text:p>
      <text:p text:style-name="Preformatted_20_Text">9. Word Frequency</text:p>
      <text:p text:style-name="Preformatted_20_Text">10. ASCII to INT</text:p>
      <text:p text:style-name="Preformatted_20_Text">11. Exit''')</text:p>
      <text:p text:style-name="Preformatted_20_Text"><text:tab/>opt = int(input("Enter Option : "))</text:p>
      <text:p text:style-name="Preformatted_20_Text"></text:p>
      <text:p text:style-name="Preformatted_20_Text"><text:tab/>match opt:</text:p>
      <text:p text:style-name="Preformatted_20_Text"><text:tab/><text:tab/>case 1:</text:p>
      <text:p text:style-name="Preformatted_20_Text"><text:tab/><text:tab/><text:tab/>st = input("Enter a String : ")</text:p>
      <text:p text:style-name="Preformatted_20_Text"><text:tab/><text:tab/><text:tab/>if strlib.isPalindrome(st):</text:p>
      <text:p text:style-name="Preformatted_20_Text"><text:tab/><text:tab/><text:tab/><text:tab/>print("The given string is palindrome")</text:p>
      <text:p text:style-name="Preformatted_20_Text"><text:tab/><text:tab/><text:tab/>else:</text:p>
      <text:p text:style-name="Preformatted_20_Text"><text:tab/><text:tab/><text:tab/><text:tab/>print("The given string is not palindrome")</text:p>
      <text:p text:style-name="Preformatted_20_Text"><text:tab/><text:tab/>case 2:</text:p>
      <text:p text:style-name="Preformatted_20_Text"><text:tab/><text:tab/><text:tab/>st = input("Enter name : ")</text:p>
      <text:p text:style-name="Preformatted_20_Text"><text:tab/><text:tab/><text:tab/>print(strlib.stdFormat(st))</text:p>
      <text:p text:style-name="Preformatted_20_Text"><text:tab/><text:tab/>case 3:</text:p>
      <text:p text:style-name="Preformatted_20_Text"><text:tab/><text:tab/><text:tab/>st = input("Enter a string : ")</text:p>
      <text:p text:style-name="Preformatted_20_Text"><text:tab/><text:tab/><text:tab/>freq = strlib.charFreq(st)</text:p>
      <text:p text:style-name="Preformatted_20_Text"><text:tab/><text:tab/><text:tab/>for c in freq:</text:p>
      <text:p text:style-name="Preformatted_20_Text"><text:tab/><text:tab/><text:tab/><text:tab/>print(f"{c} occured {freq[c]} times")</text:p>
      <text:p text:style-name="Preformatted_20_Text"><text:tab/><text:tab/>case 4:</text:p>
      <text:p text:style-name="Preformatted_20_Text"><text:tab/><text:tab/><text:tab/>choice = int(input("1. Replace first occurance\n2. Replace all occurance\nEnter option : "))</text:p>
      <text:p text:style-name="Preformatted_20_Text"><text:tab/><text:tab/><text:tab/>st = input("Enter the string : ")</text:p>
      <text:p text:style-name="Preformatted_20_Text"><text:tab/><text:tab/><text:tab/>old = input("Enter the word to replace : ")</text:p>
      <text:p text:style-name="Preformatted_20_Text"><text:tab/><text:tab/><text:tab/>new = input("Enter the replacing word : ")</text:p>
      <text:p text:style-name="Preformatted_20_Text"><text:tab/><text:tab/><text:tab/>match choice:</text:p>
      <text:p text:style-name="Preformatted_20_Text"><text:tab/><text:tab/><text:tab/><text:tab/>case 1:</text:p>
      <text:p text:style-name="Preformatted_20_Text"><text:tab/><text:tab/><text:tab/><text:tab/><text:tab/>print(strlib.replaceword(st, old, new))</text:p>
      <text:p text:style-name="Preformatted_20_Text"><text:tab/><text:tab/><text:tab/><text:tab/>case 2:</text:p>
      <text:p text:style-name="Preformatted_20_Text"><text:tab/><text:tab/><text:tab/><text:tab/><text:tab/>print(strlib.replacewords(st, old, new))</text:p>
      <text:p text:style-name="Preformatted_20_Text"><text:tab/><text:tab/><text:tab/><text:tab/>case _:</text:p>
      <text:p text:style-name="Preformatted_20_Text"><text:tab/><text:tab/><text:tab/><text:tab/><text:tab/>print("Invalid option")</text:p>
      <text:p text:style-name="Preformatted_20_Text"><text:tab/><text:tab/>case 5:</text:p>
      <text:p text:style-name="Preformatted_20_Text"><text:tab/><text:tab/><text:tab/>st = input("Enter a string : ")</text:p>
      <text:p text:style-name="Preformatted_20_Text"><text:soft-page-break/><text:tab/><text:tab/><text:tab/>print('''1. Title Case</text:p>
      <text:p text:style-name="Preformatted_20_Text">2. Upper Case</text:p>
      <text:p text:style-name="Preformatted_20_Text">3. Lower Case</text:p>
      <text:p text:style-name="Preformatted_20_Text">4. Toggle Case''')</text:p>
      <text:p text:style-name="Preformatted_20_Text"><text:tab/><text:tab/><text:tab/>choice = int(input("Enter Option : "))</text:p>
      <text:p text:style-name="Preformatted_20_Text"><text:tab/><text:tab/><text:tab/>match choice:</text:p>
      <text:p text:style-name="Preformatted_20_Text"><text:tab/><text:tab/><text:tab/><text:tab/>case 1:</text:p>
      <text:p text:style-name="Preformatted_20_Text"><text:tab/><text:tab/><text:tab/><text:tab/><text:tab/>print(strlib.titleCase(st))</text:p>
      <text:p text:style-name="Preformatted_20_Text"><text:tab/><text:tab/><text:tab/><text:tab/>case 2:</text:p>
      <text:p text:style-name="Preformatted_20_Text"><text:tab/><text:tab/><text:tab/><text:tab/><text:tab/>print(strlib.upperCase(st))</text:p>
      <text:p text:style-name="Preformatted_20_Text"><text:tab/><text:tab/><text:tab/><text:tab/>case 3:</text:p>
      <text:p text:style-name="Preformatted_20_Text"><text:tab/><text:tab/><text:tab/><text:tab/><text:tab/>print(strlib.lowerCase(st))</text:p>
      <text:p text:style-name="Preformatted_20_Text"><text:tab/><text:tab/><text:tab/><text:tab/>case 4:</text:p>
      <text:p text:style-name="Preformatted_20_Text"><text:tab/><text:tab/><text:tab/><text:tab/><text:tab/>print(strlib.toggleCase(st))</text:p>
      <text:p text:style-name="Preformatted_20_Text"><text:tab/><text:tab/>case 6:</text:p>
      <text:p text:style-name="Preformatted_20_Text"><text:tab/><text:tab/><text:tab/>st = input("Enter a string : ")</text:p>
      <text:p text:style-name="Preformatted_20_Text"><text:tab/><text:tab/><text:tab/>print(strlib.truncate(st))</text:p>
      <text:p text:style-name="Preformatted_20_Text"><text:tab/><text:tab/>case 7:</text:p>
      <text:p text:style-name="Preformatted_20_Text"><text:tab/><text:tab/><text:tab/>st = input("Enter a string : ")</text:p>
      <text:p text:style-name="Preformatted_20_Text"><text:tab/><text:tab/><text:tab/>print(*strlib.toascii(st), sep = ' ')</text:p>
      <text:p text:style-name="Preformatted_20_Text"><text:tab/><text:tab/>case 8:</text:p>
      <text:p text:style-name="Preformatted_20_Text"><text:tab/><text:tab/><text:tab/>st1 = input("Enter a string : ")</text:p>
      <text:p text:style-name="Preformatted_20_Text"><text:tab/><text:tab/><text:tab/>st2 = input("Enter another string : ")</text:p>
      <text:p text:style-name="Preformatted_20_Text"><text:tab/><text:tab/><text:tab/>if strlib.isanagram(st1, st2):</text:p>
      <text:p text:style-name="Preformatted_20_Text"><text:tab/><text:tab/><text:tab/><text:tab/>print("Yes, The strings are anagram")</text:p>
      <text:p text:style-name="Preformatted_20_Text"><text:tab/><text:tab/><text:tab/>else:</text:p>
      <text:p text:style-name="Preformatted_20_Text"><text:tab/><text:tab/><text:tab/><text:tab/>print("No, Strings are not anagram")</text:p>
      <text:p text:style-name="Preformatted_20_Text"></text:p>
      <text:p text:style-name="Preformatted_20_Text"><text:tab/><text:tab/>case 9:</text:p>
      <text:p text:style-name="Preformatted_20_Text"><text:tab/><text:tab/><text:tab/>st = input("Enter a string : ")</text:p>
      <text:p text:style-name="Preformatted_20_Text"><text:tab/><text:tab/><text:tab/>freq = strlib.wordFreq(st)</text:p>
      <text:p text:style-name="Preformatted_20_Text"><text:tab/><text:tab/><text:tab/>for k in freq:</text:p>
      <text:p text:style-name="Preformatted_20_Text"><text:tab/><text:tab/><text:tab/><text:tab/>print(f"word \'{k}\' occured {freq[k]} times")</text:p>
      <text:p text:style-name="Preformatted_20_Text"><text:tab/><text:tab/>case 10:</text:p>
      <text:p text:style-name="Preformatted_20_Text"><text:tab/><text:tab/><text:tab/>st = input("Enter numeric string : ")</text:p>
      <text:p text:style-name="Preformatted_20_Text"><text:tab/><text:tab/><text:tab/>print(type(n := strlib.toInt(st)))</text:p>
      <text:p text:style-name="Preformatted_20_Text"><text:tab/><text:tab/><text:tab/>print(n)</text:p>
      <text:p text:style-name="Preformatted_20_Text"><text:tab/><text:tab/>case 11:</text:p>
      <text:p text:style-name="Preformatted_20_Text"><text:tab/><text:tab/><text:tab/>break</text:p>
      <text:p text:style-name="Preformatted_20_Text"></text:p>
      <text:p text:style-name="Preformatted_20_Text"><text:tab/><text:tab/>case _:</text:p>
      <text:p text:style-name="Preformatted_20_Text"><text:tab/><text:tab/><text:tab/>print("Invalid Option")</text:p>
      <text:p text:style-name="Preformatted_20_Text"/>
      <text:p text:style-name="Preformatted_20_Text"/>
      <text:p text:style-name="P1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</text:p>
      <text:p text:style-name="P4"/>
      <text:p text:style-name="P4"/>
      <text:p text:style-name="P1">#CONTENTS OF ‘ascii.py’</text:p>
      <text:p text:style-name="P4">def toascii(string):</text:p>
      <text:p text:style-name="P4"><text:s text:c="4"/>lst = []</text:p>
      <text:p text:style-name="P4"><text:s text:c="4"/>for i in string:</text:p>
      <text:p text:style-name="P4"><text:s text:c="8"/>lst.append(ord(i))</text:p>
      <text:p text:style-name="P4"><text:soft-page-break/><text:s text:c="4"/>return lst</text:p>
      <text:p text:style-name="P4"/>
      <text:p text:style-name="P4"/>
      <text:p text:style-name="P1">OUTPUT: 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7</text:p>
      <text:p text:style-name="P2">Enter a string : this is string </text:p>
      <text:p text:style-name="P2">116 104 105 115 32 105 115 32 115 116 114 105 110 103</text:p>
      <text:p text:style-name="P3"></text:p>
      <text:p text:style-name="P3"/>
      <text:p text:style-name="P3">#CONTENTS OF ‘atoi.py’</text:p>
      <text:p text:style-name="P4">def toInt(st):</text:p>
      <text:p text:style-name="P4"><text:tab/>num = 0</text:p>
      <text:p text:style-name="P4"><text:tab/>for c in st:</text:p>
      <text:p text:style-name="P4"><text:tab/><text:tab/>ac = ord(c)</text:p>
      <text:p text:style-name="P4"><text:tab/><text:tab/>if ac &gt;= 48 and ac &lt;= 57:</text:p>
      <text:p text:style-name="P4"><text:tab/><text:tab/><text:tab/>num = num * 10 + ac - 48</text:p>
      <text:p text:style-name="P4"><text:tab/><text:tab/>else:</text:p>
      <text:p text:style-name="P4"><text:tab/><text:tab/><text:tab/>raise Exception(f"Unable to parse string, character \'{c}\' is not numeric")</text:p>
      <text:p text:style-name="P4"></text:p>
      <text:p text:style-name="P3"><text:tab/>return num</text:p>
      <text:p text:style-name="P3"/>
      <text:p text:style-name="P3"/>
      <text:p text:style-name="P3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10 </text:p>
      <text:p text:style-name="P2">Enter numeric string : 899765</text:p>
      <text:p text:style-name="P2">&lt;class 'int'&gt;</text:p>
      <text:p text:style-name="P2">899765</text:p>
      <text:p text:style-name="P3"/>
      <text:p text:style-name="P3"/>
      <text:p text:style-name="P3">#CONTENTS OF ‘case.py’</text:p>
      <text:p text:style-name="P4">def isLower(st):</text:p>
      <text:p text:style-name="P4"><text:tab/>return ord(st[0]) &gt;= 97 and ord(st[0]) &lt;= 122</text:p>
      <text:p text:style-name="P4"></text:p>
      <text:p text:style-name="P4">def isUpper(st):</text:p>
      <text:p text:style-name="P4"><text:tab/>return ord(st[0]) &gt;= 65 and ord(st[0]) &lt;= 90</text:p>
      <text:p text:style-name="P4"></text:p>
      <text:p text:style-name="P4">def upperCase(st):</text:p>
      <text:p text:style-name="P4"><text:tab/>for i in range(len(st)):</text:p>
      <text:p text:style-name="P4"><text:tab/><text:tab/>if ord(st[i]) &lt;= 122 and ord(st[i]) &gt;= 97:</text:p>
      <text:p text:style-name="P4"><text:tab/><text:tab/><text:tab/><text:tab/>st = st[:i] + chr(ord(st[i]) - 32) + st[i + 1:]</text:p>
      <text:p text:style-name="P4"></text:p>
      <text:p text:style-name="P4"><text:soft-page-break/><text:tab/>return st</text:p>
      <text:p text:style-name="P4"/>
      <text:p text:style-name="P1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5</text:p>
      <text:p text:style-name="P2">Enter a string : tHis is String</text:p>
      <text:p text:style-name="P2">1. Title Case</text:p>
      <text:p text:style-name="P2">2. Upper Case</text:p>
      <text:p text:style-name="P2">3. Lower Case</text:p>
      <text:p text:style-name="P2">4. Toggle Case</text:p>
      <text:p text:style-name="P2">Enter Option : 2</text:p>
      <text:p text:style-name="P2">THIS IS STRING</text:p>
      <text:p text:style-name="P1"/>
      <text:p text:style-name="P4"></text:p>
      <text:p text:style-name="P4">def lowerCase(st):</text:p>
      <text:p text:style-name="P4"><text:tab/>for i in range(len(st)):</text:p>
      <text:p text:style-name="P4"><text:tab/><text:tab/>if ord(st[i]) &lt;= 90 and ord(st[i]) &gt;= 65:</text:p>
      <text:p text:style-name="P4"><text:tab/><text:tab/><text:tab/><text:tab/>st = st[:i] + chr(ord(st[i]) + 32) + st[i + 1:]</text:p>
      <text:p text:style-name="P4"></text:p>
      <text:p text:style-name="P4"><text:tab/>return st</text:p>
      <text:p text:style-name="P4"/>
      <text:p text:style-name="P1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5</text:p>
      <text:p text:style-name="P2">Enter a string : THIS IS strING </text:p>
      <text:p text:style-name="P2">1. Title Case</text:p>
      <text:p text:style-name="P2">2. Upper Case</text:p>
      <text:p text:style-name="P2">3. Lower Case</text:p>
      <text:p text:style-name="P2">4. Toggle Case</text:p>
      <text:p text:style-name="P2">Enter Option : 3</text:p>
      <text:p text:style-name="P2">this is string</text:p>
      <text:p text:style-name="P1"/>
      <text:p text:style-name="P4"></text:p>
      <text:p text:style-name="P4">def titleCase(st):</text:p>
      <text:p text:style-name="P4"><text:tab/>for i in range(len(st)):</text:p>
      <text:p text:style-name="P4"><text:tab/><text:tab/>if st[i - 1] == ' ' or i == 0:</text:p>
      <text:p text:style-name="P4"><text:tab/><text:tab/><text:tab/>st = st[:i] + upperCase(st[i]) + st[i + 1:]</text:p>
      <text:p text:style-name="P4"><text:tab/><text:tab/>else:</text:p>
      <text:p text:style-name="P4"><text:tab/><text:tab/><text:tab/>st = st[:i] + lowerCase(st[i]) + st[i + 1:]</text:p>
      <text:p text:style-name="P4"></text:p>
      <text:p text:style-name="P4"><text:tab/>return st</text:p>
      <text:p text:style-name="P4"/>
      <text:p text:style-name="P1">OUTPUT:</text:p>
      <text:p text:style-name="P2">1. Check Palindrome</text:p>
      <text:p text:style-name="P2"><text:soft-page-break/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5 <text:s text:c="6"/></text:p>
      <text:p text:style-name="P2">Enter a string : this is string </text:p>
      <text:p text:style-name="P2">1. Title Case</text:p>
      <text:p text:style-name="P2">2. Upper Case</text:p>
      <text:p text:style-name="P2">3. Lower Case</text:p>
      <text:p text:style-name="P2">4. Toggle Case</text:p>
      <text:p text:style-name="P2">Enter Option : 1</text:p>
      <text:p text:style-name="P2">This Is String</text:p>
      <text:p text:style-name="P4"></text:p>
      <text:p text:style-name="P4">def toggleCase(st):</text:p>
      <text:p text:style-name="P4"><text:tab/>for i in range(len(st)):</text:p>
      <text:p text:style-name="P4"><text:tab/><text:tab/>if isLower(st[i]):</text:p>
      <text:p text:style-name="P4"><text:tab/><text:tab/><text:tab/>st = st[:i] + upperCase(st[i]) + st[i + 1:]</text:p>
      <text:p text:style-name="P4"><text:tab/><text:tab/>elif isUpper(st[i]):</text:p>
      <text:p text:style-name="P4"><text:tab/><text:tab/><text:tab/>st = st[:i] + lowerCase(st[i]) + st[i + 1:]</text:p>
      <text:p text:style-name="P4"></text:p>
      <text:p text:style-name="P4"><text:tab/>return st</text:p>
      <text:p text:style-name="P4"/>
      <text:p text:style-name="P1">OUTPUT:</text:p>
      <text:p text:style-name="P1">1. Check Palindrome</text:p>
      <text:p text:style-name="P1">2. Standard name format</text:p>
      <text:p text:style-name="P1">3. Character Frequency</text:p>
      <text:p text:style-name="P1">4. find and replace word</text:p>
      <text:p text:style-name="P1">5. case change</text:p>
      <text:p text:style-name="P1">6. truncate space (remove extra spaces)</text:p>
      <text:p text:style-name="P1">7. ASCII converion</text:p>
      <text:p text:style-name="P1">8. Anagram</text:p>
      <text:p text:style-name="P1">9. Word Frequency</text:p>
      <text:p text:style-name="P1">10. ASCII to INT</text:p>
      <text:p text:style-name="P1">11. Exit</text:p>
      <text:p text:style-name="P1">Enter Option : 5</text:p>
      <text:p text:style-name="P1">Enter a string : tHiS A StRiNg</text:p>
      <text:p text:style-name="P1">1. Title Case</text:p>
      <text:p text:style-name="P1">2. Upper Case</text:p>
      <text:p text:style-name="P1">3. Lower Case</text:p>
      <text:p text:style-name="P1">4. Toggle Case</text:p>
      <text:p text:style-name="P1">Enter Option : 4</text:p>
      <text:p text:style-name="P1">ThIs a sTrInG</text:p>
      <text:p text:style-name="P1"/>
      <text:p text:style-name="P1"/>
      <text:p text:style-name="P1">#CONTENTS OF ‘charfq.py’</text:p>
      <text:p text:style-name="P4">def charFreq(st):</text:p>
      <text:p text:style-name="P4"><text:s text:c="4"/>dt = {}</text:p>
      <text:p text:style-name="P4"><text:s text:c="4"/>for c in st:</text:p>
      <text:p text:style-name="P4"><text:s text:c="8"/>if c not in dt:</text:p>
      <text:p text:style-name="P4"><text:s text:c="12"/>dt[c] = 1</text:p>
      <text:p text:style-name="P4"><text:s text:c="8"/>else:</text:p>
      <text:p text:style-name="P4"><text:s text:c="12"/>dt[c] += 1</text:p>
      <text:p text:style-name="P4"></text:p>
      <text:p text:style-name="P4"><text:s text:c="4"/>return dt</text:p>
      <text:p text:style-name="P4"/>
      <text:p text:style-name="P1">OUTPUT:</text:p>
      <text:p text:style-name="P2">1. Check Palindrome</text:p>
      <text:p text:style-name="P2">2. Standard name format</text:p>
      <text:p text:style-name="P2"><text:soft-page-break/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3 </text:p>
      <text:p text:style-name="P2">Enter a string : abbcccddddeeeefffff</text:p>
      <text:p text:style-name="P2">a occured 1 times</text:p>
      <text:p text:style-name="P2">b occured 2 times</text:p>
      <text:p text:style-name="P2">c occured 3 times</text:p>
      <text:p text:style-name="P2">d occured 4 times</text:p>
      <text:p text:style-name="P2">e occured 4 times</text:p>
      <text:p text:style-name="P2">f occured 5 times</text:p>
      <text:p text:style-name="P4"></text:p>
      <text:p text:style-name="P4">def wordFreq(st):</text:p>
      <text:p text:style-name="P4"><text:s text:c="4"/>dt = {}</text:p>
      <text:p text:style-name="P4"><text:s text:c="4"/>buffer = ''</text:p>
      <text:p text:style-name="P4"><text:s text:c="4"/>for i in range(len(st)):</text:p>
      <text:p text:style-name="P4"><text:s text:c="8"/>if not (st[i] == ' ' or st[i] == '.' or st[i] == ','):</text:p>
      <text:p text:style-name="P4"><text:s text:c="12"/>buffer += st[i]</text:p>
      <text:p text:style-name="P4"><text:s text:c="8"/>elif buffer != '':</text:p>
      <text:p text:style-name="P4"><text:s text:c="12"/>if not buffer in dt:</text:p>
      <text:p text:style-name="P4"><text:s text:c="16"/>dt[buffer] = 1</text:p>
      <text:p text:style-name="P4"><text:s text:c="12"/>else:</text:p>
      <text:p text:style-name="P4"><text:s text:c="16"/>dt[buffer] <text:s/>+= 1</text:p>
      <text:p text:style-name="P4"><text:s text:c="12"/>buffer = ''</text:p>
      <text:p text:style-name="P4"></text:p>
      <text:p text:style-name="P4"><text:s text:c="4"/>if not buffer in dt:</text:p>
      <text:p text:style-name="P4"><text:s text:c="8"/>dt[buffer] = 1</text:p>
      <text:p text:style-name="P4"><text:s text:c="4"/>else:</text:p>
      <text:p text:style-name="P4"><text:s text:c="8"/>dt[buffer] <text:s/>+= 1</text:p>
      <text:p text:style-name="P4"><text:s text:c="8"/></text:p>
      <text:p text:style-name="P4"><text:s text:c="4"/>return dt</text:p>
      <text:p text:style-name="P4"/>
      <text:p text:style-name="P1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9</text:p>
      <text:p text:style-name="P2">Enter a string : abc abc abcd abcd xyz xyz </text:p>
      <text:p text:style-name="P2">word 'abc' occured 2 times</text:p>
      <text:p text:style-name="P2">word 'abcd' occured 2 times</text:p>
      <text:p text:style-name="P2">word 'xyz' occured 2 times</text:p>
      <text:p text:style-name="P4"></text:p>
      <text:p text:style-name="P4">def isanagram(st1, st2):</text:p>
      <text:p text:style-name="P1"><text:s text:c="4"/>return charFreq(st1) == charFreq(st2)</text:p>
      <text:p text:style-name="P1"/>
      <text:p text:style-name="P1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<text:soft-page-break/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8</text:p>
      <text:p text:style-name="P2">Enter a string : Hello</text:p>
      <text:p text:style-name="P2">Enter another string : lleoH</text:p>
      <text:p text:style-name="P2">Yes, The strings are anagram</text:p>
      <text:p text:style-name="P2"/>
      <text:p text:style-name="P3"/>
      <text:p text:style-name="P3">#CONTENTS OF ‘palindrome.py’</text:p>
      <text:p text:style-name="P4">def isPalindrome(st):</text:p>
      <text:p text:style-name="P4"><text:tab/>rev_st = st[::-1]</text:p>
      <text:p text:style-name="P1"><text:tab/>return rev_st == st</text:p>
      <text:p text:style-name="P1"/>
      <text:p text:style-name="P1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1</text:p>
      <text:p text:style-name="P2">Enter a String : madam</text:p>
      <text:p text:style-name="P2">The given string is palindrome</text:p>
      <text:p text:style-name="P3"/>
      <text:p text:style-name="P3"/>
      <text:p text:style-name="P3">#CONTENTS OF ‘search.py’</text:p>
      <text:p text:style-name="P4">puncs = " ,.{}[]()-\\/~`?"</text:p>
      <text:p text:style-name="P4">def iswordat(st, sub, i):</text:p>
      <text:p text:style-name="P4"><text:tab/>if st[i:i + len(sub)] == sub:</text:p>
      <text:p text:style-name="P4"><text:tab/><text:tab/>if (i + len(sub) == len(st) and st[i - 1] in puncs) or (i == 0 and st[i + len(sub)] in puncs):</text:p>
      <text:p text:style-name="P4"><text:tab/><text:tab/><text:tab/>return True</text:p>
      <text:p text:style-name="P4"><text:tab/><text:tab/>elif st[i - 1] in puncs and st[i + len(sub)] in puncs:</text:p>
      <text:p text:style-name="P4"><text:tab/><text:tab/><text:tab/>return True</text:p>
      <text:p text:style-name="P4"><text:tab/><text:tab/>return False</text:p>
      <text:p text:style-name="P4"></text:p>
      <text:p text:style-name="P4">def replacewords(st, old, new):</text:p>
      <text:p text:style-name="P4"><text:tab/>i = 0</text:p>
      <text:p text:style-name="P4"><text:tab/>while i &lt; len(st):</text:p>
      <text:p text:style-name="P4"><text:tab/><text:tab/>if iswordat(st, old, i):</text:p>
      <text:p text:style-name="P4"><text:tab/><text:tab/><text:tab/>st = st[:i] + new + st[i + len(old) :]</text:p>
      <text:p text:style-name="P4"><text:tab/><text:tab/>i+=1</text:p>
      <text:p text:style-name="P4"><text:tab/>return st</text:p>
      <text:p text:style-name="P4"/>
      <text:p text:style-name="P1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<text:soft-page-break/>10. ASCII to INT</text:p>
      <text:p text:style-name="P2">11. Exit</text:p>
      <text:p text:style-name="P2">Enter Option : 4</text:p>
      <text:p text:style-name="P2">1. Replace first occurance</text:p>
      <text:p text:style-name="P2">2. Replace all occurance</text:p>
      <text:p text:style-name="P2">Enter option : 2</text:p>
      <text:p text:style-name="P2">Enter the string : i ate word and the word was good <text:s text:c="12"/></text:p>
      <text:p text:style-name="P2">Enter the word to replace : word</text:p>
      <text:p text:style-name="P2">Enter the replacing word : food</text:p>
      <text:p text:style-name="P2">i ate food and the food was good</text:p>
      <text:p text:style-name="P4"></text:p>
      <text:p text:style-name="P4">def replaceword(st, old, new):</text:p>
      <text:p text:style-name="P4"><text:tab/>i = 0</text:p>
      <text:p text:style-name="P4"><text:tab/>while i &lt; len(st):</text:p>
      <text:p text:style-name="P4"><text:tab/><text:tab/>if iswordat(st, old, i):</text:p>
      <text:p text:style-name="P4"><text:tab/><text:tab/><text:tab/>st = st[:i] + new + st[i + len(old) :]</text:p>
      <text:p text:style-name="P4"><text:tab/><text:tab/><text:tab/>break </text:p>
      <text:p text:style-name="P4"><text:tab/><text:tab/>i+=1</text:p>
      <text:p text:style-name="P3"><text:tab/>return st</text:p>
      <text:p text:style-name="P3"/>
      <text:p text:style-name="P3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4</text:p>
      <text:p text:style-name="P2">1. Replace first occurance</text:p>
      <text:p text:style-name="P2">2. Replace all occurance</text:p>
      <text:p text:style-name="P2">Enter option : 1</text:p>
      <text:p text:style-name="P2">Enter the string : i ate word and word was good </text:p>
      <text:p text:style-name="P2">Enter the word to replace : word </text:p>
      <text:p text:style-name="P2">Enter the replacing word : food</text:p>
      <text:p text:style-name="P2">i ate food and word was good</text:p>
      <text:p text:style-name="P3"/>
      <text:p text:style-name="P3"/>
      <text:p text:style-name="P3">#CONTENTS OF ‘stdname.py’</text:p>
      <text:p text:style-name="P4">import strlib.case as sc</text:p>
      <text:p text:style-name="P4">def stdFormat(st):</text:p>
      <text:p text:style-name="P4"><text:tab/>formated = ''</text:p>
      <text:p text:style-name="P4"><text:tab/>buff = ''</text:p>
      <text:p text:style-name="P4"><text:tab/>w = 0</text:p>
      <text:p text:style-name="P4"><text:tab/>for i in range(len(st)):</text:p>
      <text:p text:style-name="P4"><text:tab/><text:tab/>if st[i] == ' ':</text:p>
      <text:p text:style-name="P4"><text:tab/><text:tab/><text:tab/>w += 1</text:p>
      <text:p text:style-name="P4"><text:tab/><text:tab/><text:tab/>formated += sc.upperCase(buff[0]) + '.'</text:p>
      <text:p text:style-name="P4"><text:tab/><text:tab/><text:tab/>buff = ''</text:p>
      <text:p text:style-name="P4"><text:tab/><text:tab/><text:tab/>continue</text:p>
      <text:p text:style-name="P4"><text:tab/><text:tab/>buff = buff + st[i]</text:p>
      <text:p text:style-name="P4"><text:tab/>formated += sc.titleCase(buff)</text:p>
      <text:p text:style-name="P4"><text:tab/>return formated</text:p>
      <text:p text:style-name="P3"/>
      <text:p text:style-name="P3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<text:soft-page-break/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2</text:p>
      <text:p text:style-name="P2">Enter name : Aditya Vishwakarma </text:p>
      <text:p text:style-name="P2">A.Vishwakarma</text:p>
      <text:p text:style-name="P3"/>
      <text:p text:style-name="P3"/>
      <text:p text:style-name="P3">#CONTENTS OF ‘truncate.py’</text:p>
      <text:p text:style-name="P4">def truncate(st):</text:p>
      <text:p text:style-name="P4"><text:tab/>new_str = ""</text:p>
      <text:p text:style-name="P4"><text:tab/>flag = False</text:p>
      <text:p text:style-name="P4"><text:tab/>for n in st:</text:p>
      <text:p text:style-name="P4"><text:tab/><text:tab/>if n == ' ' <text:span text:style-name="T1">and </text:span>flag:</text:p>
      <text:p text:style-name="P4"><text:tab/><text:tab/><text:tab/>new_str += ' '</text:p>
      <text:p text:style-name="P4"><text:tab/><text:tab/><text:tab/>flag = False<text:tab/></text:p>
      <text:p text:style-name="P4"><text:tab/><text:tab/>else:</text:p>
      <text:p text:style-name="P4"><text:tab/><text:tab/><text:tab/>new_str += n</text:p>
      <text:p text:style-name="P4"><text:tab/><text:tab/><text:tab/>flag = True</text:p>
      <text:p text:style-name="P4"></text:p>
      <text:p text:style-name="P4"><text:tab/>if new_str[-1] == ' ':</text:p>
      <text:p text:style-name="P4"><text:tab/><text:tab/>new_str = new_str[:-1]</text:p>
      <text:p text:style-name="P4"></text:p>
      <text:p text:style-name="P3"><text:tab/>return new_str</text:p>
      <text:p text:style-name="P3"/>
      <text:p text:style-name="P3">OUTPUT:</text:p>
      <text:p text:style-name="P2">1. Check Palindrome</text:p>
      <text:p text:style-name="P2">2. Standard name format</text:p>
      <text:p text:style-name="P2">3. Character Frequency</text:p>
      <text:p text:style-name="P2">4. find and replace word</text:p>
      <text:p text:style-name="P2">5. case change</text:p>
      <text:p text:style-name="P2">6. truncate space (remove extra spaces)</text:p>
      <text:p text:style-name="P2">7. ASCII converion</text:p>
      <text:p text:style-name="P2">8. Anagram</text:p>
      <text:p text:style-name="P2">9. Word Frequency</text:p>
      <text:p text:style-name="P2">10. ASCII to INT</text:p>
      <text:p text:style-name="P2">11. Exit</text:p>
      <text:p text:style-name="P2">Enter Option : 6</text:p>
      <text:p text:style-name="P2">Enter a string : <text:s text:c="10"/>This <text:s text:c="4"/>is <text:s text:c="6"/>a <text:s text:c="10"/>string <text:s text:c="3"/></text:p>
      <text:p text:style-name="P2">This is a string</text:p>
      <text:p text:style-name="P3"/>
      <text:p text:style-name="P3"/>
      <text:p text:style-name="P2"/>
      <text:p text:style-name="P1"/>
      <text:p text:style-name="P3">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6T15:42:37.452704459</dc:date>
    <meta:editing-duration>PT41M19S</meta:editing-duration>
    <meta:editing-cycles>1</meta:editing-cycles>
    <meta:document-statistic meta:table-count="0" meta:image-count="0" meta:object-count="0" meta:page-count="9" meta:paragraph-count="514" meta:word-count="1808" meta:character-count="10600" meta:non-whitespace-character-count="8388"/>
    <meta:generator>LibreOffice/7.5.8.2$Linux_X86_64 LibreOffice_project/50$Build-2</meta:generator>
  </office:meta>
</office:document-meta>
</file>